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132ec9" officeooo:paragraph-rsid="00158818"/>
    </style:style>
    <style:style style:name="P6" style:family="paragraph" style:parent-style-name="Standard">
      <style:text-properties officeooo:rsid="00132ec9" officeooo:paragraph-rsid="001920b7"/>
    </style:style>
    <style:style style:name="P7" style:family="paragraph" style:parent-style-name="Standard">
      <style:text-properties officeooo:rsid="001920b7" officeooo:paragraph-rsid="001a1cd4"/>
    </style:style>
    <style:style style:name="P8" style:family="paragraph" style:parent-style-name="Standard">
      <style:text-properties officeooo:rsid="001920b7" officeooo:paragraph-rsid="001b4368"/>
    </style:style>
    <style:style style:name="P9" style:family="paragraph" style:parent-style-name="Standard">
      <style:text-properties officeooo:rsid="001b4368" officeooo:paragraph-rsid="001b7be9"/>
    </style:style>
    <style:style style:name="P10" style:family="paragraph" style:parent-style-name="Standard">
      <style:text-properties officeooo:rsid="000f740c" officeooo:paragraph-rsid="001b8931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  <style:style style:name="T9" style:family="text">
      <style:text-properties officeooo:rsid="001a1cd4"/>
    </style:style>
    <style:style style:name="T10" style:family="text">
      <style:text-properties officeooo:rsid="001b4368"/>
    </style:style>
    <style:style style:name="T11" style:family="text">
      <style:text-properties officeooo:rsid="001b7be9"/>
    </style:style>
    <style:style style:name="T12" style:family="text">
      <style:text-properties officeooo:rsid="001b89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1</text:span><text:span text:style-name="T3"> </text:span><text:a xlink:type="simple" xlink:href="http://framework.zend.com/"><text:span text:style-name="T3">http://framework.zend.com/</text:span></text:a></text:p>
      <text:p text:style-name="P3"><text:span text:style-name="T4">2 </text:span><text:a xlink:type="simple" xlink:href="http://www.doctrine-project.org/"><text:span text:style-name="T3">http://www.doctrine-project.org/</text:span></text:a></text:p>
      <text:p text:style-name="P1"><text:span text:style-name="T4">3 </text:span><text:a xlink:type="simple" xlink:href="http://framework.zend.com/manual/2.0/en/user-guide/skeleton-application.html"><text:span text:style-name="T1">http://framework.zend.com/manual/2.0/en/user-guide/skeleton-application.html</text:span></text:a></text:p>
      <text:p text:style-name="P1"><text:span text:style-name="T4">4 </text:span><text:a xlink:type="simple" xlink:href="http://getcomposer.org/"><text:span text:style-name="T1">http://getcomposer.org/</text:span></text:a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5">9 <text:a xlink:type="simple" xlink:href="https://github.com/loamok/z2d2-tuto"><text:span text:style-name="T7">https://github.com/loamok/z2d2-tuto</text:span></text:a></text:p>
      <text:p text:style-name="P6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7"><text:span text:style-name="T9">11 </text:span><text:a xlink:type="simple" xlink:href="https://github.com/zendframework/ZendSkeletonApplication"><text:span text:style-name="T9">https://github.com/zendframework/ZendSkeletonApplication</text:span></text:a></text:p>
      <text:p text:style-name="P8"><text:span text:style-name="T10">12 </text:span><text:a xlink:type="simple" xlink:href="https://github.com/zendframework/ZendSkeletonApplication.git"><text:span text:style-name="T10">https://github.com/zendframework/ZendSkeletonApplication.git</text:span></text:a></text:p>
      <text:p text:style-name="P9"><text:span text:style-name="T11">13 </text:span><text:a xlink:type="simple" xlink:href="http://blog.mageekbox.net/?post/2012/06/19/À-propos-de-PSR-0%2C-PSR-1-et-PSR-2"><text:span text:style-name="T11">http://blog.mageekbox.net/?post/2012/06/19/%C3%80-propos-de-PSR-0%2C-PSR-1-et-PSR-2</text:span></text:a></text:p>
      <text:p text:style-name="P10"><text:span text:style-name="T12">14 </text:span><text:a xlink:type="simple" xlink:href="https://github.com/php-fig/fig-standards/blob/master/accepted/PSR-0.md"><text:span text:style-name="T12">https://github.com/php-fig/fig-standards/blob/master/accepted/PSR-0.md</text:span></text:a></text:p>
      <text:p text:style-name="P10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2T07:44:15</dc:date>
    <dc:creator>Huby Franck</dc:creator>
    <meta:editing-duration>PT26M45S</meta:editing-duration>
    <meta:editing-cycles>13</meta:editing-cycles>
    <meta:document-statistic meta:table-count="0" meta:image-count="0" meta:object-count="0" meta:page-count="1" meta:paragraph-count="14" meta:word-count="28" meta:character-count="736" meta:non-whitespace-character-count="722"/>
  </office:meta>
</office:document-meta>
</file>